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0mm" fo:margin-right="10mm" fo:text-indent="0mm" style:auto-text-indent="false"/>
    </style:style>
    <style:style style:name="P3" style:family="paragraph" style:parent-style-name="Text_20_body">
      <style:text-properties officeooo:rsid="00117f2f" officeooo:paragraph-rsid="00117f2f"/>
    </style:style>
    <style:style style:name="P4" style:family="paragraph" style:parent-style-name="Text_20_body">
      <style:text-properties officeooo:paragraph-rsid="00163251"/>
    </style:style>
    <style:style style:name="P5" style:family="paragraph" style:parent-style-name="Text_20_body">
      <style:text-properties officeooo:paragraph-rsid="0017add3"/>
    </style:style>
    <style:style style:name="P6" style:family="paragraph" style:parent-style-name="Text_20_body">
      <style:text-properties officeooo:rsid="0017add3" officeooo:paragraph-rsid="0017add3"/>
    </style:style>
    <style:style style:name="P7" style:family="paragraph" style:parent-style-name="Text_20_body">
      <style:text-properties officeooo:paragraph-rsid="00200324"/>
    </style:style>
    <style:style style:name="P8" style:family="paragraph" style:parent-style-name="Text_20_body">
      <style:text-properties officeooo:rsid="001e361f" officeooo:paragraph-rsid="00200324"/>
    </style:style>
    <style:style style:name="P9" style:family="paragraph" style:parent-style-name="Text_20_body">
      <style:text-properties officeooo:rsid="00200324"/>
    </style:style>
    <style:style style:name="P10" style:family="paragraph" style:parent-style-name="Text_20_body">
      <style:text-properties officeooo:rsid="00200324" officeooo:paragraph-rsid="00200324"/>
    </style:style>
    <style:style style:name="P11" style:family="paragraph" style:parent-style-name="Text_20_body">
      <style:text-properties officeooo:rsid="001b596f" officeooo:paragraph-rsid="001b596f"/>
    </style:style>
    <style:style style:name="P12" style:family="paragraph" style:parent-style-name="Preformatted_20_Text">
      <style:text-properties officeooo:paragraph-rsid="00164baa"/>
    </style:style>
    <style:style style:name="P13" style:family="paragraph" style:parent-style-name="Preformatted_20_Text">
      <style:text-properties officeooo:paragraph-rsid="001af1b8"/>
    </style:style>
    <style:style style:name="P14" style:family="paragraph" style:parent-style-name="Preformatted_20_Text">
      <style:text-properties officeooo:paragraph-rsid="00200324"/>
    </style:style>
    <style:style style:name="P15" style:family="paragraph" style:parent-style-name="Preformatted_20_Text">
      <style:text-properties officeooo:rsid="001e361f" officeooo:paragraph-rsid="00200324"/>
    </style:style>
    <style:style style:name="P16" style:family="paragraph" style:parent-style-name="List_20_Contents">
      <style:text-properties officeooo:paragraph-rsid="00163251"/>
    </style:style>
    <style:style style:name="P17" style:family="paragraph" style:parent-style-name="Text_20_body">
      <style:text-properties officeooo:rsid="00285b44" officeooo:paragraph-rsid="00285b44"/>
    </style:style>
    <style:style style:name="P18" style:family="paragraph" style:parent-style-name="Heading_20_1">
      <style:text-properties officeooo:rsid="0017add3" officeooo:paragraph-rsid="0017add3"/>
    </style:style>
    <style:style style:name="P19" style:family="paragraph" style:parent-style-name="Heading_20_1">
      <style:text-properties officeooo:paragraph-rsid="00200324"/>
    </style:style>
    <style:style style:name="P20" style:family="paragraph" style:parent-style-name="Contents_20_1">
      <style:paragraph-properties>
        <style:tab-stops>
          <style:tab-stop style:position="170mm" style:type="right" style:leader-style="dotted" style:leader-text="."/>
        </style:tab-stops>
      </style:paragraph-properties>
    </style:style>
    <style:style style:name="P21" style:family="paragraph" style:parent-style-name="Heading_20_2">
      <style:text-properties officeooo:rsid="00200324" officeooo:paragraph-rsid="00200324"/>
    </style:style>
    <style:style style:name="P22" style:family="paragraph" style:parent-style-name="Heading_20_2">
      <style:text-properties officeooo:rsid="001b596f"/>
    </style:style>
    <style:style style:name="P23" style:family="paragraph" style:parent-style-name="Heading_20_3">
      <style:text-properties officeooo:rsid="001e361f" officeooo:paragraph-rsid="00200324"/>
    </style:style>
    <style:style style:name="P24" style:family="paragraph" style:parent-style-name="Heading_20_3">
      <style:text-properties officeooo:rsid="001b596f" officeooo:paragraph-rsid="00200324"/>
    </style:style>
    <style:style style:name="P25" style:family="paragraph" style:parent-style-name="Heading_20_3">
      <style:text-properties officeooo:rsid="00285b44"/>
    </style:style>
    <style:style style:name="P26" style:family="paragraph" style:parent-style-name="Heading_20_3">
      <style:text-properties officeooo:paragraph-rsid="00163251"/>
    </style:style>
    <style:style style:name="P27"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style:text-position="super 58%"/>
    </style:style>
    <style:style style:name="T2" style:family="text">
      <style:text-properties officeooo:rsid="00117f2f"/>
    </style:style>
    <style:style style:name="T3" style:family="text">
      <style:text-properties officeooo:rsid="00163251"/>
    </style:style>
    <style:style style:name="T4" style:family="text">
      <style:text-properties officeooo:rsid="00164baa"/>
    </style:style>
    <style:style style:name="T5" style:family="text">
      <style:text-properties officeooo:rsid="0017add3"/>
    </style:style>
    <style:style style:name="T6" style:family="text">
      <style:text-properties officeooo:rsid="001b0705"/>
    </style:style>
    <style:style style:name="T7" style:family="text">
      <style:text-properties officeooo:rsid="001b596f"/>
    </style:style>
    <style:style style:name="T8" style:family="text">
      <style:text-properties officeooo:rsid="001cb566"/>
    </style:style>
    <style:style style:name="T9" style:family="text">
      <style:text-properties officeooo:rsid="001e361f"/>
    </style:style>
    <style:style style:name="T10" style:family="text">
      <style:text-properties officeooo:rsid="00200324"/>
    </style:style>
    <style:style style:name="T11" style:family="text">
      <style:text-properties officeooo:rsid="00202d8d"/>
    </style:style>
    <style:style style:name="T12" style:family="text">
      <style:text-properties officeooo:rsid="002321d3"/>
    </style:style>
    <style:style style:name="T13" style:family="text">
      <style:text-properties officeooo:rsid="00249797"/>
    </style:style>
    <style:style style:name="T14" style:family="text">
      <style:text-properties officeooo:rsid="002ccb37"/>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0 Introduction<text:tab/>2</text:p>
          <text:p text:style-name="P27"><text:s/>0.1 Language basics<text:tab/>2</text:p>
          <text:p text:style-name="P27"><text:s/>0.2 Notation Conventions<text:tab/>2</text:p>
          <text:p text:style-name="P20"><text:s/>1 SET instruction<text:tab/>4</text:p>
          <text:p text:style-name="P27"><text:s/>1.1 Definition<text:tab/>4</text:p>
          <text:p text:style-name="P27"><text:s/>1.2 Examples<text:tab/>5</text:p>
          <text:p text:style-name="P20"><text:s/>2 TASK class<text:tab/>6</text:p>
          <text:p text:style-name="P27"><text:s/>2.1 Constructor<text:tab/>6</text:p>
          <text:p text:style-name="P27"><text:s/>2.2 Examples<text:tab/>7</text:p>
          <text:p text:style-name="P20"><text:s/>3 AREA class<text:tab/>8</text:p>
          <text:p text:style-name="P27"><text:s/>3.1 Constructors<text:tab/>8</text:p>
          <text:p text:style-name="P27"><text:s/>3.2 Display modes<text:tab/>8</text:p>
          <text:p text:style-name="P27"><text:s/>3.3 Examples<text:tab/>8</text:p>
          <text:p text:style-name="P20"><text:s/>4 FILTER class<text:tab/>9</text:p>
          <text:p text:style-name="P27"><text:s/>4.1 Constructors<text:tab/>9</text:p>
          <text:p text:style-name="P27"><text:s/>4.2 Examples<text:tab/>10</text:p>
          <text:p text:style-name="P20"><text:s/>5 POINT class<text:tab/>11</text:p>
          <text:p text:style-name="P27"><text:s/>5.1 Static point (S) constructors<text:tab/>11</text:p>
          <text:p text:style-name="P27"><text:s/>5.2 Point from a list (L) constructors<text:tab/>11</text:p>
          <text:p text:style-name="P27"><text:s/>5.3 Logger mark (M) constructors<text:tab/>12</text:p>
          <text:p text:style-name="P27"><text:s/>5.4 Track point (T) constructors<text:tab/>12</text:p>
          <text:p text:style-name="P27"><text:s/>5.5 Display modes<text:tab/>14</text:p>
          <text:p text:style-name="P27"><text:s/>5.6 Examples<text:tab/>15</text:p>
          <text:p text:style-name="P20"><text:s/>6 RESULT class<text:tab/>16</text:p>
          <text:p text:style-name="P27"><text:s/>6.1 Constructors<text:tab/>16</text:p>
          <text:p text:style-name="P27"><text:s/>6.2 Examples<text:tab/>17</text:p>
          <text:p text:style-name="P20"><text:s/>7 Full task examples<text:tab/>18</text:p>
          <text:p text:style-name="P27"><text:s/>7.1 Judge Declared Goal (nearest track point)<text:tab/>18</text:p>
          <text:p text:style-name="P27"><text:s/>7.2 Hesitation Waltz (logger marker drop)<text:tab/>18</text:p>
          <text:p text:style-name="P27"><text:s/>7.3 Gordon Bennett Memorial (logger marker drop)<text:tab/>18</text:p>
          <text:p text:style-name="P27"><text:s/>7.4 Maximum Distance Double Drop (first in / last out)<text:tab/>19</text:p>
          <text:p text:style-name="P20"><text:s/>8 Bugs and ideas<text:tab/>20</text:p>
        </text:index-body>
      </text:table-of-content>
      <text:h text:style-name="P18" text:outline-level="1">Introduction</text:h>
      <text:h text:style-name="P21" text:outline-level="2">Language basics</text:h>
      <text:p text:style-name="P8">The flight analysis scripting language have two kind of instructions: settings and <text:span text:style-name="T12">object </text:span>constructors. The settings are used to set up some program options and variables and the constructors are used to define the flight tasks.</text:p>
      <text:h text:style-name="P23" text:outline-level="3">Settings</text:h>
      <text:p text:style-name="P8">The setting instructions have the following syntax:</text:p>
      <text:p text:style-name="P14"><text:span text:style-name="T9">SET &lt;key&gt; = &lt;</text:span><text:span text:style-name="T10">one or more </text:span><text:span text:style-name="T9">value</text:span><text:span text:style-name="T10">s</text:span><text:span text:style-name="T9">&gt;</text:span></text:p>
      <text:p text:style-name="P9">The distinct values are separated by commas.</text:p>
      <text:h text:style-name="P23" text:outline-level="3">Constructors</text:h>
      <text:p text:style-name="P8">The constructor instructions have the following syntax:</text:p>
      <text:p text:style-name="P15"><text:span text:style-name="T12">&lt;class&gt;</text:span> &lt;name&gt; = &lt;type&gt;(&lt;zero or more parameters&gt;)</text:p>
      <text:p text:style-name="P10">The distinct parameters are separated by commas.</text:p>
      <text:h text:style-name="P24" text:outline-level="3">Comments and blank characters</text:h>
      <text:p text:style-name="P7"><text:span text:style-name="T7">Any line whose first non space characters are double slashes '//' will be ignored. All blank lines are also ignored as well as all blank characters (spaces or tabs) before or after any symbol (</text:span><text:span text:style-name="T10">instruction, </text:span><text:span text:style-name="T7">name, </text:span><text:span text:style-name="T10">key, type, value</text:span><text:span text:style-name="T7"> or parameter).</text:span></text:p>
      <text:h text:style-name="P22" text:outline-level="2">Notation Conventions</text:h>
      <text:h text:style-name="Heading_20_3" text:outline-level="3">Names</text:h>
      <text:p text:style-name="P11">Names can be any sequence of characters. All characters are allowed except commas ','.</text:p>
      <text:h text:style-name="Heading_20_3" text:outline-level="3">Distance<text:span text:style-name="T9">s</text:span> and altitude<text:span text:style-name="T9">s</text:span></text:h>
      <text:p text:style-name="P6">Distance and altitude definition<text:span text:style-name="T9">s</text:span> are double precision floating point numbers with dot '.' decimal separator. The known units of measure are meters 'm' or feet 'ft'. If no unit is specified, meters are assumed.</text:p>
      <text:p text:style-name="Text_20_body">Examples:</text:p>
      <text:p text:style-name="P13"><text:span text:style-name="T5">500<text:line-break/>500m<text:line-break/></text:span><text:span text:style-name="T6">1640.42</text:span><text:span text:style-name="T5">ft</text:span></text:p>
      <text:h text:style-name="Heading_20_3" text:outline-level="3">Time definition<text:span text:style-name="T10">s</text:span></text:h>
      <text:p text:style-name="P5"><text:span text:style-name="T5">Time definitions are in the format 'HH:MM:SS' (hours, minutes and seconds). </text:span><text:span text:style-name="T9">The s</text:span><text:span text:style-name="T6">econds </text:span><text:span text:style-name="T9">part</text:span><text:span text:style-name="T6"> </text:span><text:span text:style-name="T9">is</text:span><text:span text:style-name="T6"> optional.</text:span><text:span text:style-name="T5"> Applies to absolute times (time of day) </text:span><text:span text:style-name="T9">as well to</text:span><text:span text:style-name="T5"> relative times (time span).</text:span></text:p>
      <text:p text:style-name="Text_20_body"><text:soft-page-break/>Examples:</text:p>
      <text:p text:style-name="Preformatted_20_Text"><text:span text:style-name="T5">10:30:00<text:line-break/></text:span><text:span text:style-name="T6">10:30</text:span></text:p>
      <text:h text:style-name="P25" text:outline-level="3">Colors</text:h>
      <text:p text:style-name="P17">Only the following colors are allowed: blue, brown, gray, green, orange, pink, red, violet, white and yellow.</text:p>
      <text:h text:style-name="P19" text:outline-level="1">SET <text:span text:style-name="T10">instruction</text:span></text:h>
      <text:p text:style-name="P14"><text:span text:style-name="T12">SET</text:span> &lt;key&gt; = &lt;value&gt;[, &lt;value&gt;...]</text:p>
      <text:p text:style-name="Text_20_body">Allows to set different options.</text:p>
      <text:h text:style-name="Heading_20_2" text:outline-level="2">Definition</text:h>
      <text:h text:style-name="Heading_20_3" text:outline-level="3">Key DATE<text:span text:style-name="T2">TIME</text:span>: flight date <text:span text:style-name="T2">and time</text:span></text:h>
      <text:p text:style-name="Preformatted_20_Text"><text:span text:style-name="T12">s</text:span>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MAP</text:h>
      <text:p text:style-name="Preformatted_20_Text">set MAP = &lt;fileName&gt; | BLANK</text:p>
      <text:p text:style-name="Text_20_body">Sets the map image. </text:p>
      <text:p text:style-name="List_20_Contents">BLANK loads a blank map</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text:span text:style-name="T14">Supported datums: Corrego Alegre, European 1950, NAD27 CONUS, OSGB36, WGS72, WGS84.</text:span></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TASKORDER</text:h>
      <text:p text:style-name="Preformatted_20_Text">set TASKORDER = &lt;type&gt;</text:p>
      <text:p text:style-name="Text_20_body"><text:soft-page-break/>Sets the task completion order.</text:p>
      <text:p text:style-name="List_20_Contents">&lt;type&gt; is BYORDER or FREE</text:p>
      <text:h text:style-name="Heading_20_2" text:outline-level="2">Examples</text:h>
      <text:p text:style-name="Preformatted_20_Text">set DATETIME = 2010/09/19, AM<text:line-break/>set DATUM = European 1950<text:line-break/>set QNH = 1013</text:p>
      <text:h text:style-name="Heading_20_1" text:outline-level="1">TASK <text:span text:style-name="T10">class</text:span></text:h>
      <text:h text:style-name="Heading_20_2" text:outline-level="2">Constructor</text:h>
      <text:p text:style-name="Preformatted_20_Text">TASK &lt;taskName&gt; = &lt;taskType&gt;()</text:p>
      <text:p text:style-name="List_20_Contents">&lt;taskType&gt; is one of the AXMER allowed task type.</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ELB - Elbow</text:h>
      <text:p text:style-name="Preformatted_20_Text">ELB()</text:p>
      <text:h text:style-name="Heading_20_3" text:outline-level="3"><text:soft-page-break/>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text:span text:style-name="T10">class</text:span></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text:span text:style-name="T10">class</text:span></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ext:span text:style-name="T3">TIME</text:span></text:h>
      <text:p text:style-name="Preformatted_20_Text">BEFORE<text:span text:style-name="T3">TIME</text:span>(&lt;time&gt;)</text:p>
      <text:p text:style-name="Text_20_body">Selects all the track points earlier than specified time.</text:p>
      <text:p text:style-name="List_20_Contents">&lt;time&gt; desired time in hh:mm:ss</text:p>
      <text:h text:style-name="Heading_20_3" text:outline-level="3">AFTER<text:span text:style-name="T3">TIME</text:span></text:h>
      <text:p text:style-name="P12">AFTER<text:span text:style-name="T3">TIME</text:span>(&lt;time&gt;<text:span text:style-name="T3">)</text:span></text:p>
      <text:p text:style-name="Text_20_body">Selects all the track points later than specified time.</text:p>
      <text:p text:style-name="List_20_Contents">&lt;time&gt; desired time in hh:mm:ss</text:p>
      <text:h text:style-name="P26" text:outline-level="3">BEFOR<text:span text:style-name="T3">EPOINT</text:span></text:h>
      <text:p text:style-name="P12"><text:span text:style-name="T3">BEFOREPOINT</text:span>(&lt;pointName&gt;)</text:p>
      <text:p text:style-name="P4">Selects all the track points earlier than specified point.</text:p>
      <text:p text:style-name="P16">&lt;pointName&gt; is the name of a previously defined point</text:p>
      <text:h text:style-name="P26" text:outline-level="3">AFTER<text:span text:style-name="T3">POINT</text:span></text:h>
      <text:p text:style-name="P12"><text:span text:style-name="T3">AFTERPOINT</text:span>(&lt;pointName&gt;)</text:p>
      <text:p text:style-name="P4">Selects all the track points later than specified point.</text:p>
      <text:p text:style-name="P16">&lt;pointName&gt; is the name of a previously defined point</text:p>
      <text:h text:style-name="P26"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text:span text:style-name="T13">active </text:span>filters for the current task. Previous computations are not affected.</text:p>
      <text:h text:style-name="Heading_20_2" text:outline-level="2">Examples</text:h>
      <text:p text:style-name="Preformatted_20_Text">FILTER InArea = INSIDE(GBMArea)<text:line-break/>FILTER Before10:00 = BEFORE<text:span text:style-name="T4">TIME</text:span>(10:00:00)</text:p>
      <text:h text:style-name="Heading_20_1" text:outline-level="1">POINT <text:span text:style-name="T10">class</text:span></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span text:style-name="T13">)</text:span></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span text:style-name="T13">)</text:span></text:p>
      <text:p text:style-name="Text_20_body">Returns the earliest point from a list of points.</text:p>
      <text:h text:style-name="Heading_20_3" text:outline-level="3">Type LLT: last in time</text:h>
      <text:p text:style-name="Preformatted_20_Text">LLT(&lt;listPoint1&gt;, &lt;listPoint2&gt;, ...<text:span text:style-name="T13">)</text:span></text:p>
      <text:p text:style-name="Text_20_body">Returns the latest point from a list of points.</text:p>
      <text:h text:style-name="Heading_20_3" text:outline-level="3"><text:soft-page-break/>Type LFNN: first not null</text:h>
      <text:p text:style-name="Preformatted_20_Text">LFNN(&lt;listPoint1&gt;, &lt;listPoint2&gt;, ...<text:span text:style-name="T13">)</text:span></text:p>
      <text:p text:style-name="Text_20_body">Returns the first non null point from a list of points.</text:p>
      <text:h text:style-name="Heading_20_3" text:outline-level="3">Type LLNN: last not null</text:h>
      <text:p text:style-name="Preformatted_20_Text">LLNN(&lt;listPoint1&gt;, &lt;listPoint2&gt;, ...<text:span text:style-name="T13">)</text:span></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text:span text:style-name="T11">S</text:span></text:h>
      <text:p text:style-name="Preformatted_20_Text">CROSSSHAIR<text:span text:style-name="T11">S</text:span>([&lt;color&gt;])</text:p>
      <text:p text:style-name="Text_20_body">Displays a crosshair<text:span text:style-name="T11">s</text:span>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text:span text:style-name="T10">class</text:span></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ext:span text:style-name="T2">t</text:span>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text:span text:style-name="T2">B</text:span><text:span text:style-name="T8">ugs</text:span><text:span text:style-name="T2"> and </text:span><text:span text:style-name="T8">ideas</text:span></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P3">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1.99mm" fo:margin-bottom="1.5m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4mm" fo:margin-bottom="1.5m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0mm" fo:margin-right="10mm" fo:margin-top="1.5mm" fo:margin-bottom="2.5mm" fo:text-indent="0m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0-11-15T16:46:34</dc:date>
    <meta:editing-duration>PT18H30M23S</meta:editing-duration>
    <meta:editing-cycles>103</meta:editing-cycles>
    <meta:generator>OpenOffice.org/3.2$Linux OpenOffice.org_project/320m19$Build-9505</meta:generator>
    <dc:creator>Toni </dc:creator>
    <meta:document-statistic meta:table-count="0" meta:image-count="0" meta:object-count="0" meta:page-count="20" meta:paragraph-count="375" meta:word-count="2608" meta:character-count="17014"/>
  </office:meta>
</office:document-meta>
</file>